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441D0000247D64F60288.svm"/>
  <manifest:file-entry manifest:media-type="" manifest:full-path="Pictures/2000000900006899000058949BB94D8B.svm"/>
  <manifest:file-entry manifest:media-type="" manifest:full-path="Pictures/200000090000136F00000B45B7EC55FE.svm"/>
  <manifest:file-entry manifest:media-type="" manifest:full-path="Pictures/20000009000012170000099E0B64A550.svm"/>
  <manifest:file-entry manifest:media-type="" manifest:full-path="Pictures/2000000900004E58000054C157041FEF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Heading_20_1">
      <style:paragraph-properties fo:text-align="start" style:justify-single-word="fals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4 AERO</text:p>
      <text:p text:style-name="P1"/>
      <text:h text:style-name="P3" text:outline-level="1">I. Modélisation</text:h>
      <text:p text:style-name="P2">1)La grandeur réglante est la résistance.</text:p>
      <text:p text:style-name="P2"/>
      <text:p text:style-name="P2">2)Température d'air à l'entrée du système Te.</text:p>
      <text:p text:style-name="P2"/>
      <text:p text:style-name="P2">3)</text:p>
      <text:p text:style-name="P2"/>
      <text:p text:style-name="P2"><draw:frame draw:style-name="fr2" draw:name="images2" text:anchor-type="paragraph" svg:width="17cm" svg:height="18.392cm" draw:z-index="1"><draw:image xlink:href="Pictures/2000000900004E58000054C157041FEF.svm" xlink:type="simple" xlink:show="embed" xlink:actuate="onLoad"/></draw:frame></text:p>
      <text:p text:style-name="P2">4)</text:p>
      <text:p text:style-name="P2"><draw:frame draw:style-name="fr1" draw:name="images1" text:anchor-type="paragraph" svg:width="17cm" svg:height="9.107cm" draw:z-index="0"><draw:image xlink:href="Pictures/200000090000441D0000247D64F60288.svm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>5)</text:p>
      <text:p text:style-name="P2"><draw:frame draw:style-name="fr3" draw:name="images3" text:anchor-type="paragraph" svg:width="15.064cm" svg:height="11.633cm" draw:z-index="2"><draw:image xlink:href="Pictures/2000000900006899000058949BB94D8B.svm" xlink:type="simple" xlink:show="embed" xlink:actuate="onLoad"/></draw:frame></text:p>
      <text:p text:style-name="P2"/>
      <text:p text:style-name="P2"/>
      <text:p text:style-name="P2"><text:soft-page-break/>6)</text:p>
      <text:h text:style-name="P3" text:outline-level="1"><draw:frame draw:style-name="fr4" draw:name="images5" text:anchor-type="paragraph" svg:y="2.249cm" svg:width="4.63cm" svg:height="2.462cm" draw:z-index="4"><draw:image xlink:href="Pictures/20000009000012170000099E0B64A550.svm" xlink:type="simple" xlink:show="embed" xlink:actuate="onLoad"/></draw:frame><draw:frame draw:style-name="fr3" draw:name="images4" text:anchor-type="paragraph" svg:width="4.974cm" svg:height="2.886cm" draw:z-index="3"><draw:image xlink:href="Pictures/200000090000136F00000B45B7EC55FE.svm" xlink:type="simple" xlink:show="embed" xlink:actuate="onLoad"/></draw:frame>II. Détermination d'un correcteur</text:h>
      <text:p text:style-name="P2">1)</text:p>
      <text:p text:style-name="P2"><draw:frame draw:style-name="fr5" draw:name="Objet1" text:anchor-type="as-char" svg:y="0.542cm" svg:width="3.06cm" svg:height="0.997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<draw:frame draw:style-name="fr6" draw:name="Objet3" text:anchor-type="as-char" svg:width="3.339cm" svg:height="0.997cm" draw:z-index="7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>2)<draw:frame draw:style-name="fr6" draw:name="Objet2" text:anchor-type="as-char" svg:width="4.729cm" svg:height="1.057cm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3)<draw:frame draw:style-name="fr6" draw:name="Objet4" text:anchor-type="as-char" svg:width="4.884cm" svg:height="2.117cm" draw:z-index="8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>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Mangal" style:font-size-complex="2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0-01-24T18:01:06.89</meta:creation-date>
    <dc:date>2020-01-24T20:52:23.67</dc:date>
    <meta:editing-duration>PT20M2S</meta:editing-duration>
    <meta:editing-cycles>3</meta:editing-cycles>
    <meta:generator>LibreOffice/3.3$Win32 LibreOffice_project/330m19$Build-202</meta:generator>
    <meta:document-statistic meta:table-count="0" meta:image-count="5" meta:object-count="4" meta:page-count="3" meta:paragraph-count="15" meta:word-count="29" meta:character-count="162"/>
  </office:meta>
</office:document-meta>
</file>

<file path=Object 1/content.xml><?xml version="1.0" encoding="utf-8"?>
<math xmlns="http://www.w3.org/1998/Math/MathML">
  <semantics>
    <mrow>
      <mi>C</mi>
      <mrow>
        <mrow>
          <mo stretchy="false">(</mo>
          <mi>p</mi>
          <mo stretchy="false">)</mo>
        </mrow>
        <mo stretchy="false">=</mo>
        <mi>A</mi>
      </mrow>
      <mfrac>
        <mrow>
          <mn>1</mn>
          <mo stretchy="false">+</mo>
          <mi mathvariant="italic">Tip</mi>
        </mrow>
        <mi mathvariant="italic">Tip</mi>
      </mfrac>
    </mrow>
    <annotation encoding="StarMath 5.0">C(p)=A{1+Tip} over {Tip} </annotation>
  </semantics>
</math>
</file>

<file path=Object 2/content.xml><?xml version="1.0" encoding="utf-8"?>
<math xmlns="http://www.w3.org/1998/Math/MathML">
  <semantics>
    <mrow>
      <mi>T</mi>
      <mrow>
        <mrow>
          <mo stretchy="false">(</mo>
          <mi>p</mi>
          <mo stretchy="false">)</mo>
        </mrow>
        <mo stretchy="false">=</mo>
        <mfrac>
          <mrow>
            <mi>A</mi>
            <mo stretchy="false">×</mo>
            <mrow>
              <mn>0,275</mn>
              <mo stretchy="false">×</mo>
              <msup>
                <mi>e</mi>
                <mrow>
                  <mo stretchy="false">(</mo>
                  <mrow>
                    <mrow>
                      <mo stretchy="false">−</mo>
                      <mn>60,4</mn>
                    </mrow>
                    <mi>p</mi>
                  </mrow>
                  <mo stretchy="false">)</mo>
                </mrow>
              </msup>
            </mrow>
          </mrow>
          <mn>121p</mn>
        </mfrac>
      </mrow>
    </mrow>
    <annotation encoding="StarMath 5.0">T(p)=A times {0,275 times e^(-60,4p )} over {121p}
</annotation>
  </semantics>
</math>
</file>

<file path=Object 3/content.xml><?xml version="1.0" encoding="utf-8"?>
<math xmlns="http://www.w3.org/1998/Math/MathML">
  <semantics>
    <mrow>
      <mi>C</mi>
      <mrow>
        <mrow>
          <mo stretchy="false">(</mo>
          <mi>p</mi>
          <mo stretchy="false">)</mo>
        </mrow>
        <mo stretchy="false">=</mo>
        <mi>A</mi>
      </mrow>
      <mfrac>
        <mrow>
          <mn>1</mn>
          <mo stretchy="false">+</mo>
          <mn>121p</mn>
        </mrow>
        <mn>121p</mn>
      </mfrac>
    </mrow>
    <annotation encoding="StarMath 5.0">C(p)=A{1+121p} over {121p
} </annotation>
  </semantics>
</math>
</file>

<file path=Object 4/content.xml><?xml version="1.0" encoding="utf-8"?>
<math xmlns="http://www.w3.org/1998/Math/MathML">
  <semantics>
    <mrow>
      <mi>F</mi>
      <mrow>
        <mrow>
          <mo stretchy="false">(</mo>
          <mi>p</mi>
          <mo stretchy="false">)</mo>
        </mrow>
        <mo stretchy="false">=</mo>
        <mfrac>
          <mn>1</mn>
          <mrow>
            <mn>1</mn>
            <mo stretchy="false">+</mo>
            <mfrac>
              <mn>1</mn>
              <mrow>
                <mi>A</mi>
                <mfrac>
                  <mrow>
                    <mn>0,275</mn>
                    <msup>
                      <mi>e</mi>
                      <mrow>
                        <mo stretchy="false">(</mo>
                        <mrow>
                          <mrow>
                            <mo stretchy="false">−</mo>
                            <mn>60,4</mn>
                          </mrow>
                          <mi>p</mi>
                        </mrow>
                        <mo stretchy="false">)</mo>
                      </mrow>
                    </msup>
                  </mrow>
                  <mn>121p</mn>
                </mfrac>
              </mrow>
            </mfrac>
          </mrow>
        </mfrac>
      </mrow>
    </mrow>
    <annotation encoding="StarMath 5.0">F(p)={1} over {{1}  + 1 over {A{0,275e^(-60,4p)} over {121p} } } </annotation>
  </semantics>
</math>
</file>